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Unicode MS" svg:font-family="'Arial Unicode MS', 'Lucida Sans Unicode', 'Lucida Grande', 'DejaVu Sans', 'TITUS Cyberbit Basic', Code2000, 'MS Mincho', Arial, sans-serif"/>
    <style:font-face style:name="Times New Roman" svg:font-family="'Times New Roman'" style:font-family-generic="roman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style:font-name="Arial Unicode MS"/>
    </style:style>
    <style:style style:name="T3" style:family="text">
      <style:text-properties fo:font-style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in <text:span text:style-name="T1">Array</text:span> [<text:a xlink:type="simple" xlink:href="http://de.wikipedia.org/wiki/Liste_der_IPA-Zeichen"><text:span text:style-name="T2">əˈɹeɪ</text:span></text:a>, Betonung auf <text:span text:style-name="T3">2.</text:span> Silbe] (v. <text:a xlink:type="simple" xlink:href="http://de.wikipedia.org/wiki/Englische_Sprache">engl.</text:a> <text:span text:style-name="T3">Array</text:span> „Anordnung“, „Aufstellung“, „Reihe“, „Reihung“, „Feld“, „Bereich“), zu deutsch <text:span text:style-name="T1">Feld</text:span>, ist der Sammelbegriff für eine Anordnung, Aufstellung, Reihe von gleichen Elementen in festgelegter Art und Weise.</text:p>
      <text:p text:style-name="Text_20_body">Verwendung findet der Begriff Array als Beschreibung für eine <text:a xlink:type="simple" xlink:href="http://de.wikipedia.org/wiki/Datenstruktur">Datenstruktur</text:a> in der <text:a xlink:type="simple" xlink:href="http://de.wikipedia.org/wiki/Informatik">Informatik</text:a>. Dabei wird zwischen dem Standard-Array und dem <text:a xlink:type="simple" xlink:href="http://de.wikipedia.org/wiki/Assoziatives_Array">assoziativen Array</text:a> unterschieden.</text:p>
      <text:p text:style-name="Text_20_body">Arrays aus Strahlungssensoren werden u. a. in <text:a xlink:type="simple" xlink:href="http://de.wikipedia.org/wiki/CCD">CCD</text:a>- und <text:a xlink:type="simple" xlink:href="http://de.wikipedia.org/wiki/CMOS-Sensor">CMOS-Bildsensoren</text:a>, in sogenannten <text:a xlink:type="simple" xlink:href="http://de.wikipedia.org/w/index.php?title=Focal_Plane_Array&amp;action=edit">Focal Plane Arrays</text:a> aus <text:a xlink:type="simple" xlink:href="http://de.wikipedia.org/wiki/Infrarot">Infrarot</text:a>-<text:a xlink:type="simple" xlink:href="http://de.wikipedia.org/wiki/Fotodiode">Fotodioden</text:a> oder Mikro<text:a xlink:type="simple" xlink:href="http://de.wikipedia.org/wiki/Bolometer">bolometern</text:a> als <text:a xlink:type="simple" xlink:href="http://de.wikipedia.org/wiki/Bildsensor">Bildsensor</text:a> für sichtbares <text:a xlink:type="simple" xlink:href="http://de.wikipedia.org/wiki/Licht">Licht</text:a> und <text:a xlink:type="simple" xlink:href="http://de.wikipedia.org/wiki/Infrarot">Infrarot</text:a> verwendet.</text:p>
      <text:p text:style-name="Text_20_body">Spezielle <text:a xlink:type="simple" xlink:href="http://de.wikipedia.org/wiki/Richtfunk">Richtfunk</text:a>-Antennen benutzen Arrays von <text:a xlink:type="simple" xlink:href="http://de.wikipedia.org/wiki/Antenne_%28Technik%29">Antennen</text:a> (siehe <text:a xlink:type="simple" xlink:href="http://de.wikipedia.org/wiki/Phased_Array_Antenne">Phased Array Antenne</text:a>).</text:p>
      <text:p text:style-name="Text_20_body">In der <text:a xlink:type="simple" xlink:href="http://de.wikipedia.org/wiki/Akustik">Akustik</text:a> werden <text:a xlink:type="simple" xlink:href="http://de.wikipedia.org/wiki/Mikrofonarray">Mikrofonarrays</text:a> zur Ortung von Schallquellen eingesetz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, 'Lucida Sans Unicode', 'Lucida Grande', 'DejaVu Sans', 'TITUS Cyberbit Basic', Code2000, 'MS Mincho', Arial, sans-serif"/>
    <style:font-face style:name="Times New Roman" svg:font-family="'Times New Roman'" style:font-family-generic="roman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1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1-24T17:13:26</dc:date>
    <meta:editing-cycles>1</meta:editing-cycles>
    <meta:editing-duration>PT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09" meta:character-count="807"/>
  </office:meta>
</office:document-meta>
</file>